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261f72" officeooo:paragraph-rsid="00179574" style:font-size-asian="11pt" style:font-style-asian="normal" style:font-size-complex="11pt" style:font-style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4700ec" officeooo:paragraph-rsid="00179574" style:font-size-asian="11pt" style:font-style-asian="normal" style:font-size-complex="11pt" style:font-style-complex="normal"/>
    </style:style>
    <style:style style:name="P7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4be26c" officeooo:paragraph-rsid="004be26c" style:font-size-asian="11pt" style:font-style-asian="normal" style:font-size-complex="11pt" style:font-style-complex="normal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paragraph-rsid="004700ec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officeooo:paragraph-rsid="004be26c"/>
    </style:style>
    <style:style style:name="P11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12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5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4be26c" style:font-size-asian="11pt" style:font-size-complex="11pt"/>
    </style:style>
    <style:style style:name="P21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22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3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b91ce" officeooo:paragraph-rsid="004700ec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7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4700ec" style:font-size-asian="11pt" style:font-style-asian="normal" style:font-size-complex="11pt" style:font-style-complex="normal"/>
    </style:style>
    <style:style style:name="P3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3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3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3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3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4be26c" officeooo:paragraph-rsid="004be26c" style:font-size-asian="11pt" style:font-style-asian="normal" style:font-size-complex="11pt" style:font-style-complex="normal"/>
    </style:style>
    <style:style style:name="P35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3fd1e9" officeooo:paragraph-rsid="003fd1e9" style:font-size-asian="11pt" style:font-style-asian="normal" style:font-size-complex="11pt" style:font-style-complex="normal"/>
    </style:style>
    <style:style style:name="P36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4224e7" officeooo:paragraph-rsid="004224e7" style:font-size-asian="11pt" style:font-style-asian="normal" style:font-size-complex="11pt" style:font-style-complex="normal"/>
    </style:style>
    <style:style style:name="P37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style:font-size-asian="11pt" style:font-style-asian="normal" style:font-size-complex="11pt" style:font-style-complex="normal"/>
    </style:style>
    <style:style style:name="P38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39ad79" officeooo:paragraph-rsid="003fd1e9" fo:background-color="transparent" style:font-size-asian="11pt" style:font-style-asian="normal" style:font-size-complex="11pt" style:font-style-complex="normal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25627a" officeooo:paragraph-rsid="003fd1e9" fo:background-color="#3faf46" style:font-size-asian="11pt" style:font-style-asian="normal" style:font-size-complex="11pt" style:font-style-complex="normal"/>
    </style:style>
    <style:style style:name="P40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407b51" officeooo:paragraph-rsid="00407b51" fo:background-color="#3faf46" style:font-size-asian="11pt" style:font-style-asian="normal" style:font-size-complex="11pt" style:font-style-complex="normal"/>
    </style:style>
    <style:style style:name="P41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fo:background-color="#3faf46" style:font-size-asian="11pt" style:font-style-asian="normal" style:font-size-complex="11pt" style:font-style-complex="normal"/>
    </style:style>
    <style:style style:name="P42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fo:background-color="#3faf46" style:font-size-asian="11pt" style:font-style-asian="normal" style:font-size-complex="11pt" style:font-style-complex="normal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24ef3" officeooo:paragraph-rsid="00324ef3" fo:background-color="#3faf46" style:font-size-asian="11pt" style:font-style-asian="normal" style:font-size-complex="11pt" style:font-style-complex="normal"/>
    </style:style>
    <style:style style:name="P44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fo:background-color="#3faf46" style:font-size-asian="11pt" style:font-style-asian="normal" style:font-size-complex="11pt" style:font-style-complex="normal"/>
    </style:style>
    <style:style style:name="P45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2625a" officeooo:paragraph-rsid="0032625a" fo:background-color="#3faf46" style:font-size-asian="11pt" style:font-style-asian="normal" style:font-size-complex="11pt" style:font-style-complex="normal"/>
    </style:style>
    <style:style style:name="P46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81b60" officeooo:paragraph-rsid="00381b60" fo:background-color="#3faf46" style:font-size-asian="11pt" style:font-style-asian="normal" style:font-size-complex="11pt" style:font-style-complex="normal"/>
    </style:style>
    <style:style style:name="P47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58877" officeooo:paragraph-rsid="00358877" fo:background-color="#3faf46" style:font-size-asian="11pt" style:font-style-asian="normal" style:font-size-complex="11pt" style:font-style-complex="normal"/>
    </style:style>
    <style:style style:name="P48" style:family="paragraph" style:parent-style-name="Standard" style:list-style-name="L1">
      <style:text-properties style:font-name="Fira Code" fo:font-size="11pt" officeooo:paragraph-rsid="0046204c"/>
    </style:style>
    <style:style style:name="P49" style:family="paragraph" style:parent-style-name="Standard" style:list-style-name="L1">
      <style:text-properties fo:color="#000000" loext:opacity="100%" style:font-name="Fira Code" fo:font-size="11pt" officeooo:paragraph-rsid="000c7f3a" fo:background-color="transparent"/>
    </style:style>
    <style:style style:name="P50" style:family="paragraph" style:parent-style-name="Standard" style:list-style-name="L1">
      <style:text-properties fo:color="#000000" loext:opacity="100%" style:font-name="Fira Code" fo:font-size="11pt" fo:font-style="normal" officeooo:rsid="000c7f3a" officeooo:paragraph-rsid="003b8d3e" fo:background-color="transparent" style:font-size-asian="11pt" style:font-style-asian="normal" style:font-size-complex="11pt" style:font-style-complex="normal"/>
    </style:style>
    <style:style style:name="P51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P52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fo:font-style="normal" officeooo:rsid="0046204c" style:font-style-asian="normal" style:font-style-complex="normal"/>
    </style:style>
    <style:style style:name="T9" style:family="text">
      <style:text-properties fo:font-style="normal" officeooo:rsid="004700ec" style:font-style-asian="normal" style:font-style-complex="normal"/>
    </style:style>
    <style:style style:name="T10" style:family="text">
      <style:text-properties fo:font-style="normal" officeooo:rsid="004be26c" style:font-style-asian="normal" style:font-style-complex="normal"/>
    </style:style>
    <style:style style:name="T11" style:family="text">
      <style:text-properties fo:font-style="normal" officeooo:rsid="000c7f3a" style:font-size-asian="11pt" style:font-style-asian="normal" style:font-size-complex="11pt" style:font-style-complex="normal"/>
    </style:style>
    <style:style style:name="T12" style:family="text">
      <style:text-properties fo:font-style="normal" officeooo:rsid="0041745f" style:font-size-asian="11pt" style:font-style-asian="normal" style:font-size-complex="11pt" style:font-style-complex="normal"/>
    </style:style>
    <style:style style:name="T13" style:family="text">
      <style:text-properties officeooo:rsid="000f714e"/>
    </style:style>
    <style:style style:name="T14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5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6" style:family="text">
      <style:text-properties style:font-name="Fira Code" fo:font-size="11pt" fo:font-style="normal" officeooo:rsid="000b91ce" style:font-size-asian="11pt" style:font-style-asian="normal" style:font-size-complex="11pt" style:font-style-complex="normal"/>
    </style:style>
    <style:style style:name="T17" style:family="text">
      <style:text-properties style:font-name="Fira Code" fo:font-size="11pt" fo:font-style="normal" officeooo:rsid="000c1ae1" style:font-size-asian="11pt" style:font-style-asian="normal" style:font-size-complex="11pt" style:font-style-complex="normal"/>
    </style:style>
    <style:style style:name="T18" style:family="text">
      <style:text-properties style:font-name="Fira Code" fo:font-size="11pt" fo:font-style="normal" officeooo:rsid="00179574" style:font-size-asian="11pt" style:font-style-asian="normal" style:font-size-complex="11pt" style:font-style-complex="normal"/>
    </style:style>
    <style:style style:name="T19" style:family="text">
      <style:text-properties style:font-name="Fira Code" fo:font-size="11pt" fo:font-style="normal" officeooo:rsid="004be26c" style:font-size-asian="11pt" style:font-style-asian="normal" style:font-size-complex="11pt" style:font-style-complex="normal"/>
    </style:style>
    <style:style style:name="T20" style:family="text">
      <style:text-properties officeooo:rsid="001a05e6"/>
    </style:style>
    <style:style style:name="T21" style:family="text">
      <style:text-properties officeooo:rsid="0022455c"/>
    </style:style>
    <style:style style:name="T22" style:family="text">
      <style:text-properties officeooo:rsid="002362f2"/>
    </style:style>
    <style:style style:name="T23" style:family="text">
      <style:text-properties officeooo:rsid="00265cbb"/>
    </style:style>
    <style:style style:name="T24" style:family="text">
      <style:text-properties officeooo:rsid="00324ef3"/>
    </style:style>
    <style:style style:name="T25" style:family="text">
      <style:text-properties officeooo:rsid="003a7cb3"/>
    </style:style>
    <style:style style:name="T26" style:family="text">
      <style:text-properties style:font-name="Fira Code1" fo:font-size="10.5pt" fo:font-weight="normal"/>
    </style:style>
    <style:style style:name="T27" style:family="text">
      <style:text-properties style:font-name="Fira Code1" fo:font-size="10.5pt" fo:font-weight="normal" officeooo:rsid="003b8d3e"/>
    </style:style>
    <style:style style:name="T28" style:family="text">
      <style:text-properties style:font-name="Fira Code1" fo:font-size="10.5pt" fo:font-weight="normal" officeooo:rsid="003c3a70"/>
    </style:style>
    <style:style style:name="T29" style:family="text">
      <style:text-properties officeooo:rsid="003e2e74"/>
    </style:style>
    <style:style style:name="T30" style:family="text">
      <style:text-properties officeooo:rsid="003fd1e9"/>
    </style:style>
    <style:style style:name="T31" style:family="text">
      <style:text-properties fo:color="#000000" loext:opacity="100%" fo:font-style="normal" officeooo:rsid="000c7f3a" fo:background-color="transparent" loext:char-shading-value="0" style:font-size-asian="11pt" style:font-style-asian="normal" style:font-size-complex="11pt" style:font-style-complex="normal"/>
    </style:style>
    <style:style style:name="T32" style:family="text">
      <style:text-properties fo:color="#000000" loext:opacity="100%" fo:font-style="normal" officeooo:rsid="0041745f" fo:background-color="transparent" loext:char-shading-value="0" style:font-size-asian="11pt" style:font-style-asian="normal" style:font-size-complex="11pt" style:font-style-complex="normal"/>
    </style:style>
    <style:style style:name="T33" style:family="text">
      <style:text-properties fo:color="#000000" loext:opacity="100%" style:font-name="Fira Code1" fo:font-size="10.5pt" fo:font-weight="normal" fo:background-color="transparent" loext:char-shading-value="0"/>
    </style:style>
    <style:style style:name="T34" style:family="text">
      <style:text-properties fo:color="#000000" loext:opacity="100%" style:font-name="Fira Code1" fo:font-size="10.5pt" fo:font-weight="normal" officeooo:rsid="0046204c" fo:background-color="transparent" loext:char-shading-value="0"/>
    </style:style>
    <style:style style:name="T35" style:family="text">
      <style:text-properties officeooo:rsid="00407b51"/>
    </style:style>
    <style:style style:name="T36" style:family="text">
      <style:text-properties officeooo:rsid="0039ad79"/>
    </style:style>
    <style:style style:name="T37" style:family="text">
      <style:text-properties officeooo:rsid="0046204c"/>
    </style:style>
    <style:style style:name="T38" style:family="text">
      <style:text-properties fo:background-color="#3faf46" loext:char-shading-value="0"/>
    </style:style>
    <style:style style:name="T39" style:family="text">
      <style:text-properties officeooo:rsid="0046204c" fo:background-color="#3faf46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13">endpoints</text:span>:</text:p>
      <text:list xml:id="list2769166606" text:style-name="L1">
        <text:list-item>
          <text:p text:style-name="P11">/user:</text:p>
          <text:list>
            <text:list-item>
              <text:p text:style-name="P12">/user(POST): for register</text:p>
            </text:list-item>
            <text:list-item>
              <text:p text:style-name="P21">/user/staff(POST): for staff register</text:p>
            </text:list-item>
            <text:list-item>
              <text:p text:style-name="P21">/user/login(POST): for login</text:p>
            </text:list-item>
            <text:list-item>
              <text:p text:style-name="P21">/user/logout(POST): for logout</text:p>
            </text:list-item>
            <text:list-item>
              <text:p text:style-name="P21">/user/me (GET): for getting user profile</text:p>
            </text:list-item>
            <text:list-item>
              <text:p text:style-name="P21">/user/me(PATCH): for updating user profile. User will be able to update <text:tab/><text:tab/><text:tab/><text:tab/> only the allowed fields</text:p>
            </text:list-item>
            <text:list-item>
              <text:p text:style-name="P21">/user/id(PATCH): for updating user by admin</text:p>
            </text:list-item>
            <text:list-item>
              <text:p text:style-name="P21">/user/id(DELETE): for deleting user</text:p>
            </text:list-item>
            <text:list-item>
              <text:p text:style-name="P21">/user/sendotp(POST): for sending OTP</text:p>
            </text:list-item>
            <text:list-item>
              <text:p text:style-name="P21">/user/verifyotp(POST): for verifying OTP</text:p>
            </text:list-item>
            <text:list-item>
              <text:p text:style-name="P22">/user/resetpassword(POST): for resetting password</text:p>
            </text:list-item>
            <text:list-item>
              <text:p text:style-name="P23">/<text:span text:style-name="T20">login/google(GET): for logging in with google</text:span></text:p>
            </text:list-item>
            <text:list-item>
              <text:p text:style-name="P24">/<text:span text:style-name="T20">login/facebook(GET): for logging in with facebook</text:span></text:p>
            </text:list-item>
          </text:list>
          <text:p text:style-name="P26"/>
        </text:list-item>
        <text:list-item>
          <text:p text:style-name="P13"><text:span text:style-name="T1">/</text:span><text:span text:style-name="T4">cart</text:span><text:span text:style-name="T3">:</text:span></text:p>
          <text:list>
            <text:list-item>
              <text:p text:style-name="P13"><text:span text:style-name="T2">/</text:span><text:span text:style-name="T4">cart(POST): to create cart for the user</text:span></text:p>
            </text:list-item>
            <text:list-item>
              <text:p text:style-name="P13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4"><text:span text:style-name="T1">/</text:span><text:span text:style-name="T2">products: It will have a CRUD operation. Operations will be verified per <text:tab/><text:tab/>user role and access.</text:span></text:p>
          <text:list>
            <text:list-item>
              <text:p text:style-name="P30">admin and super-admin: can access all api</text:p>
            </text:list-item>
            <text:list-item>
              <text:p text:style-name="P16"><text:span text:style-name="T1">staff : can access if the have access to products </text:span><text:span text:style-name="T3">but cannot delete</text:span></text:p>
            </text:list-item>
            <text:list-item>
              <text:p text:style-name="P28">user: can only get</text:p>
            </text:list-item>
          </text:list>
        </text:list-item>
      </text:list>
      <text:p text:style-name="P3"/>
      <text:list xml:id="list125718139192417" text:continue-numbering="true" text:style-name="L1">
        <text:list-item>
          <text:p text:style-name="P15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31">admin and super-admin: can access all api</text:p>
            </text:list-item>
            <text:list-item>
              <text:p text:style-name="P17"><text:span text:style-name="T1">staff : can access if the have access to </text:span><text:span text:style-name="T3">requests but cannot delete</text:span></text:p>
            </text:list-item>
            <text:list-item>
              <text:p text:style-name="P27">user: can only post and get their own requests</text:p>
            </text:list-item>
            <text:list-item>
              <text:p text:style-name="P48"><text:span text:style-name="T31">/</text:span><text:span text:style-name="T33">request/:id?</text:span><text:span text:style-name="T34">sendInvoice=true</text:span><text:span text:style-name="T32"> </text:span><text:span text:style-name="T12">(PATCH): for sending the request invoice to the user</text:span></text:p>
            </text:list-item>
            <text:list-item>
              <text:p text:style-name="P27">/<text:span text:style-name="T21">acceptrequest(</text:span><text:span text:style-name="T22">GET):</text:span><text:span text:style-name="T21">for the user to accept the request invoice </text:span><text:span text:style-name="T22">and send it <text:tab/><text:tab/><text:tab/><text:tab/>to the cart</text:span></text:p>
            </text:list-item>
            <text:list-item>
              <text:p text:style-name="P27">/<text:span text:style-name="T22">declinerequest(GET):for the user to decline the request invoice</text:span></text:p>
            </text:list-item>
          </text:list>
        </text:list-item>
      </text:list>
      <text:p text:style-name="P3"/>
      <text:list xml:id="list125717406055103" text:continue-numbering="true" text:style-name="L1">
        <text:list-item>
          <text:p text:style-name="P15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31">admin and super-admin: can access all api</text:p>
            </text:list-item>
            <text:list-item>
              <text:p text:style-name="P17"><text:span text:style-name="T1">staff : can access if the have access to </text:span><text:span text:style-name="T3">orders but cannot delete</text:span></text:p>
            </text:list-item>
            <text:list-item>
              <text:p text:style-name="P27">user: can only post and get their own orders</text:p>
            </text:list-item>
            <text:list-item>
              <text:p text:style-name="P49"><text:span text:style-name="T11">/</text:span><text:span text:style-name="T26">refundorder/:</text:span><text:span text:style-name="T27">id(POST): </text:span><text:span text:style-name="T28">this route is used to refund the payment to user</text:span></text:p>
            </text:list-item>
            <text:list-item>
              <text:p text:style-name="P50">/<text:span text:style-name="T26">refun</text:span><text:span text:style-name="T28">dstatus</text:span><text:span text:style-name="T26">/:</text:span><text:span text:style-name="T27">id(POST): </text:span><text:span text:style-name="T28">this route is used to check the refund status</text:span></text:p>
            </text:list-item>
            <text:list-item>
              <text:p text:style-name="P50"><text:span text:style-name="T26">/</text:span><text:span text:style-name="T28">transactionstatus</text:span><text:span text:style-name="T27">/:id(POST): </text:span><text:span text:style-name="T28">this route is used to get the transaction status</text:span></text:p>
            </text:list-item>
          </text:list>
        </text:list-item>
      </text:list>
      <text:p text:style-name="P3"/>
      <text:list xml:id="list125719136837283" text:continue-numbering="true" text:style-name="L1">
        <text:list-item>
          <text:p text:style-name="P15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31">admin and super-admin: can access all api</text:p>
            </text:list-item>
            <text:list-item>
              <text:p text:style-name="P17"><text:span text:style-name="T1">staff : can access if the have access to </text:span><text:span text:style-name="T3">products but cannot delete</text:span></text:p>
            </text:list-item>
            <text:list-item>
              <text:p text:style-name="P28">/usediscount: use the discount using the discount code</text:p>
            </text:list-item>
            <text:list-item>
              <text:p text:style-name="P29">/abondondiscount: remove the used discount code from the cart</text:p>
              <text:p text:style-name="P25"><text:soft-page-break/></text:p>
            </text:list-item>
          </text:list>
        </text:list-item>
        <text:list-item>
          <text:p text:style-name="P8"><text:span text:style-name="T16">/</text:span><text:span text:style-name="T15">category</text:span><text:span text:style-name="T14">: </text:span><text:span text:style-name="T17">It will have a CRUD operation. Operations will be verified per <text:tab/><text:tab/>user </text:span><text:span text:style-name="T18">r</text:span><text:span text:style-name="T17">ole and access. </text:span></text:p>
          <text:list>
            <text:list-item>
              <text:p text:style-name="P32">admin and super-admin: can access all api</text:p>
            </text:list-item>
            <text:list-item>
              <text:p text:style-name="P18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9"><text:span text:style-name="T14">user: can only </text:span><text:span text:style-name="T15">get for getting the products according to the categories</text:span></text:p>
              <text:p text:style-name="P33"/>
            </text:list-item>
          </text:list>
        </text:list-item>
      </text:list>
      <text:p text:style-name="P4"/>
      <text:list xml:id="list125717789709173" text:continue-numbering="true" text:style-name="L1">
        <text:list-item>
          <text:p text:style-name="P19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5"/>
      <text:list xml:id="list125719017563897" text:continue-numbering="true" text:style-name="L1">
        <text:list-item>
          <text:p text:style-name="P19"><text:span text:style-name="T7">/</text:span><text:span text:style-name="T8">notification: It have only get and delete routes this will be </text:span><text:span text:style-name="T9">accessed by all</text:span></text:p>
        </text:list-item>
      </text:list>
      <text:p text:style-name="P6"/>
      <text:list xml:id="list125718214150694" text:continue-numbering="true" text:style-name="L1">
        <text:list-item>
          <text:p text:style-name="P20"><text:span text:style-name="T9">/</text:span><text:span text:style-name="T10">support: </text:span><text:span text:style-name="T2">It will have a CRUD operation. Operations will be verified per use</text:span><text:span text:style-name="T6">r </text:span><text:span text:style-name="T2">role and access.</text:span></text:p>
          <text:list>
            <text:list-item>
              <text:p text:style-name="P20"><text:span text:style-name="T2">/</text:span><text:span text:style-name="T10">acceptsupport/:id(PATCH): It accepts the support from the staff side</text:span></text:p>
              <text:p text:style-name="P34"/>
            </text:list-item>
          </text:list>
        </text:list-item>
        <text:list-item>
          <text:p text:style-name="P34">/messsage:</text:p>
          <text:list>
            <text:list-item>
              <text:p text:style-name="P10"><text:span text:style-name="T19">/sendmessage/:id(POST)</text:span><text:span text:style-name="T17">: </text:span><text:span text:style-name="T19">It create a new message and emits the message</text:span></text:p>
            </text:list-item>
            <text:list-item>
              <text:p text:style-name="P34">/getmessage/:id(GET): It sends the message related to the support</text:p>
            </text:list-item>
          </text:list>
        </text:list-item>
      </text:list>
      <text:p text:style-name="P7"/>
      <text:p text:style-name="P7"/>
      <text:p text:style-name="P2"><text:span text:style-name="T6">T</text:span><text:span text:style-name="T1">asks left:</text:span></text:p>
      <text:list xml:id="list4286956203" text:style-name="L2">
        <text:list-item>
          <text:p text:style-name="P35">Before deploy:</text:p>
          <text:list>
            <text:list-item>
              <text:p text:style-name="P38">res.redirect to the front end in order entities</text:p>
            </text:list-item>
            <text:list-item>
              <text:p text:style-name="P39"><text:span text:style-name="T23">I</text:span><text:span text:style-name="T36">n sending mail of order and </text:span><text:span text:style-name="T25">order</text:span><text:span text:style-name="T36">.email is to be set</text:span></text:p>
            </text:list-item>
            <text:list-item>
              <text:p text:style-name="P52"><text:span text:style-name="T30">app needs to be registered for </text:span><text:span text:style-name="T36">email permissions in facebook developer</text:span></text:p>
            </text:list-item>
          </text:list>
        </text:list-item>
      </text:list>
      <text:list xml:id="list3116295002" text:style-name="L3">
        <text:list-header>
          <text:p text:style-name="P51"/>
        </text:list-header>
      </text:list>
      <text:list xml:id="list2980032726" text:style-name="L5">
        <text:list-item>
          <text:p text:style-name="P36">send invoice mail</text:p>
        </text:list-item>
        <text:list-item>
          <text:p text:style-name="P40">delete photo after deleting requests or products</text:p>
        </text:list-item>
      </text:list>
      <text:list xml:id="list125719318797196" text:continue-list="list3116295002" text:style-name="L3">
        <text:list-item>
          <text:p text:style-name="P41">/acceptrequest and /declinerequest</text:p>
        </text:list-item>
        <text:list-item>
          <text:p text:style-name="P42">blog routes testi<text:span text:style-name="T24">ng</text:span></text:p>
        </text:list-item>
        <text:list-item>
          <text:p text:style-name="P43">chat system with particular tags</text:p>
        </text:list-item>
        <text:list-item>
          <text:p text:style-name="P44">notification <text:span text:style-name="T29">to multiple users </text:span><text:span text:style-name="T35">or role</text:span></text:p>
        </text:list-item>
        <text:list-item>
          <text:p text:style-name="P37"><text:span text:style-name="T38">mail</text:span> <text:span text:style-name="T30">and notification failed logs</text:span></text:p>
        </text:list-item>
        <text:list-item>
          <text:p text:style-name="P45">payment system</text:p>
        </text:list-item>
        <text:list-item>
          <text:p text:style-name="P46">need to clear cart after order successful</text:p>
        </text:list-item>
        <text:list-item>
          <text:p text:style-name="P47">refund syste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3429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8-14T12:57:17.116864280</dc:date>
    <meta:editing-duration>P1DT6H16M4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" meta:paragraph-count="72" meta:word-count="596" meta:character-count="3440" meta:non-whitespace-character-count="2955"/>
  </office:meta>
</office:document-meta>
</file>